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173.14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20.3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Contact(s)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SP-EC</text:p>
          </table:table-cell>
        </table:table-row>
        <table:table-row table:style-name="ro1">
          <table:table-cell office:value-type="string" calcext:value-type="string">
            <text:p>Virtual Embodiment Lab</text:p>
          </table:table-cell>
          <table:table-cell office:value-type="string" calcext:value-type="string">
            <text:p>Andrea Won &lt;asw248@cornell.edu&gt;</text:p>
          </table:table-cell>
          <table:table-cell office:value-type="string" calcext:value-type="string">
            <text:p>Detecting State of Mind through Tracked Movement 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irtual Embodiment Lab</text:p>
          </table:table-cell>
          <table:table-cell office:value-type="string" calcext:value-type="string">
            <text:p>Andrea Won &lt;asw248@cornell.edu&gt;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ITRE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ITRE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St. Louis Strength Academy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Microsoft Research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Acquia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Acquia</text:p>
          </table:table-cell>
          <table:table-cell table:number-columns-repeated="2"/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Workday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Credit Suisse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redit Suisse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Credit Suisse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Red Hat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Red Hat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ssura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4">00/00/0000</text:date>, <text:time style:data-style-name="N2" text:time-value="16:01:39.712870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Harms</meta:initial-creator>
    <meta:creation-date>2017-07-21T09:07:10.008143676</meta:creation-date>
    <meta:generator>LibreOffice/5.4.4.2$Linux_X86_64 LibreOffice_project/40$Build-2</meta:generator>
    <dc:date>2018-01-14T16:26:23.039536324</dc:date>
    <dc:creator>Kyle Harms</dc:creator>
    <meta:editing-duration>PT5H1M34S</meta:editing-duration>
    <meta:editing-cycles>5</meta:editing-cycles>
    <meta:document-statistic meta:table-count="1" meta:cell-count="41" meta:object-count="0"/>
  </office:meta>
</office:document-meta>
</file>